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e6e905" fo:border="0.74pt solid #000000"/>
    </style:style>
    <style:style style:name="ce7" style:family="table-cell" style:parent-style-name="Default">
      <style:table-cell-properties fo:background-color="#93d4d6" fo:border="0.74pt solid #000000"/>
    </style:style>
    <style:style style:name="ce8" style:family="table-cell" style:parent-style-name="Default">
      <style:table-cell-properties fo:background-color="#b18585"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fb66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eeeeee" fo:border="0.74pt solid #000000"/>
    </style:style>
    <style:style style:name="ce13" style:family="table-cell" style:parent-style-name="Default" style:data-style-name="N0">
      <style:table-cell-properties fo:background-color="#e6e905" fo:border="0.74pt solid #000000"/>
    </style:style>
    <style:style style:name="ce14" style:family="table-cell" style:parent-style-name="Default" style:data-style-name="N0">
      <style:table-cell-properties fo:background-color="#93d4d6" fo:border="0.74pt solid #000000"/>
    </style:style>
    <style:style style:name="ce15" style:family="table-cell" style:parent-style-name="Default" style:data-style-name="N0">
      <style:table-cell-properties fo:background-color="#b18585" fo:border="0.74pt solid #000000"/>
    </style:style>
    <style:style style:name="ce16" style:family="table-cell" style:parent-style-name="Default" style:data-style-name="N0">
      <style:table-cell-properties fo:background-color="#b4c7dc" fo:border="0.74pt solid #000000"/>
    </style:style>
    <style:style style:name="ce17" style:family="table-cell" style:parent-style-name="Default" style:data-style-name="N2">
      <style:table-cell-properties fo:background-color="#ffb66c" fo:border="0.74pt solid #000000"/>
    </style:style>
    <style:style style:name="ce18" style:family="table-cell" style:parent-style-name="Default" style:data-style-name="N2">
      <style:table-cell-properties fo:background-color="#cccccc" fo:border="0.74pt solid #000000"/>
    </style:style>
    <style:style style:name="ce19" style:family="table-cell" style:parent-style-name="Default" style:data-style-name="N2">
      <style:table-cell-properties fo:background-color="#eeeeee" fo:border="0.74pt solid #000000"/>
    </style:style>
    <style:style style:name="ce20" style:family="table-cell" style:parent-style-name="Default" style:data-style-name="N2">
      <style:table-cell-properties fo:background-color="#e6e905" fo:border="0.74pt solid #000000"/>
    </style:style>
    <style:style style:name="ce21" style:family="table-cell" style:parent-style-name="Default" style:data-style-name="N2">
      <style:table-cell-properties fo:background-color="#93d4d6" fo:border="0.74pt solid #000000"/>
    </style:style>
    <style:style style:name="ce22" style:family="table-cell" style:parent-style-name="Default" style:data-style-name="N2">
      <style:table-cell-properties fo:background-color="#b18585" fo:border="0.74pt solid #000000"/>
    </style:style>
    <style:style style:name="ce23" style:family="table-cell" style:parent-style-name="Default" style:data-style-name="N2">
      <style:table-cell-properties fo:background-color="#b4c7dc" fo:border="0.74pt solid #000000"/>
    </style:style>
    <style:style style:name="ce24" style:family="table-cell" style:parent-style-name="Default">
      <style:table-cell-properties fo:background-color="#ffb66c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25" style:family="table-cell" style:parent-style-name="Default">
      <style:table-cell-properties fo:background-color="#cccccc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26" style:family="table-cell" style:parent-style-name="Default">
      <style:table-cell-properties fo:background-color="#eeeeee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27" style:family="table-cell" style:parent-style-name="Default">
      <style:table-cell-properties fo:background-color="#e6e905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28" style:family="table-cell" style:parent-style-name="Default">
      <style:table-cell-properties fo:background-color="#93d4d6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29" style:family="table-cell" style:parent-style-name="Default">
      <style:table-cell-properties fo:background-color="#b18585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30" style:family="table-cell" style:parent-style-name="Default">
      <style:table-cell-properties fo:background-color="#b4c7dc" fo:border="0.74pt solid #000000"/>
      <style:map style:condition="cell-content()&lt;2.4" style:apply-style-name="VeryLowRange" style:base-cell-address="'With BC'.H6"/>
      <style:map style:condition="cell-content()&lt;3" style:apply-style-name="LowRange" style:base-cell-address="'With BC'.H6"/>
      <style:map style:condition="cell-content()&lt;3.6" style:apply-style-name="LongRange" style:base-cell-address="'With BC'.H6"/>
      <style:map style:condition="cell-content()&lt;4.6" style:apply-style-name="VeryLongRange" style:base-cell-address="'With BC'.H6"/>
    </style:style>
    <style:style style:name="ce31" style:family="table-cell" style:parent-style-name="Default" style:data-style-name="N11"/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fo:background-color="#ffb66c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4" style:family="table-cell" style:parent-style-name="Default">
      <style:table-cell-properties fo:background-color="#cccccc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5" style:family="table-cell" style:parent-style-name="Default">
      <style:table-cell-properties fo:background-color="#eeeeee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6" style:family="table-cell" style:parent-style-name="Default">
      <style:table-cell-properties fo:background-color="#e6e905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7" style:family="table-cell" style:parent-style-name="Default">
      <style:table-cell-properties fo:background-color="#93d4d6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8" style:family="table-cell" style:parent-style-name="Default">
      <style:table-cell-properties fo:background-color="#b18585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  <style:style style:name="ce69" style:family="table-cell" style:parent-style-name="Default">
      <style:table-cell-properties fo:background-color="#b4c7dc" fo:border="0.74pt solid #000000"/>
      <style:map style:condition="cell-content()&lt;2.4" style:apply-style-name="VeryLowRange" style:base-cell-address="Vanilla.H8"/>
      <style:map style:condition="cell-content()&lt;3" style:apply-style-name="LowRange" style:base-cell-address="Vanilla.H8"/>
      <style:map style:condition="cell-content()&lt;3.6" style:apply-style-name="LongRange" style:base-cell-address="Vanilla.H8"/>
      <style:map style:condition="cell-content()&lt;4.6" style:apply-style-name="VeryLongRange" style:base-cell-address="Vanilla.H8"/>
    </style:style>
  </office:automatic-styles>
  <office:body>
    <office:spreadsheet>
      <table:calculation-settings table:automatic-find-labels="false" table:use-regular-expressions="false" table:use-wildcards="true"/>
      <table:table table:name="With BC" table:style-name="ta1">
        <table:table-column table:style-name="co1" table:number-columns-repeated="2" table:default-cell-style-name="ce2"/>
        <table:table-column table:style-name="co1" table:default-cell-style-name="ce10"/>
        <table:table-column table:style-name="co1" table:number-columns-repeated="3" table:default-cell-style-name="ce2"/>
        <table:table-column table:style-name="co2" table:default-cell-style-name="ce17"/>
        <table:table-column table:style-name="co1" table:default-cell-style-name="ce24"/>
        <table:table-column table:style-name="co1" table:number-columns-repeated="3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17"/>
        <table:table-column table:style-name="co1" table:default-cell-style-name="ce24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17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THW-two hand wielding</text:p>
          </table:table-cell>
          <table:covered-table-cell table:style-name="Default"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dmg includes fist</text:p>
          </table:table-cell>
          <table:covered-table-cell table:style-name="Default"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Default" table:number-columns-repeated="17"/>
          <table:table-cell table:number-columns-repeated="2"/>
          <table:table-cell office:value-type="string" calcext:value-type="string">
            <text:p>SH dps</text:p>
          </table:table-cell>
          <table:table-cell office:value-type="string" calcext:value-type="string">
            <text:p>TH dps</text:p>
          </table:table-cell>
          <table:table-cell office:value-type="string" calcext:value-type="string">
            <text:p>%increase</text:p>
          </table:table-cell>
          <table:table-cell table:style-name="ce32" office:value-type="string" calcext:value-type="string" table:number-columns-spanned="2" table:number-rows-spanned="5">
            <text:p>*Data created with use of iron-tiered weapons. Not 100% accurate. Used the Target Dummy (Mmm)^5 mod for measuring.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  <table:table-cell table:number-columns-repeated="3"/>
          <table:table-cell table:style-name="ce2"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  <table:table-cell/>
          <table:table-cell office:value-type="string" calcext:value-type="string">
            <text:p>SH vs TH wield</text:p>
          </table:table-cell>
          <table:table-cell table:number-columns-repeated="3"/>
          <table:covered-table-cell table:number-columns-repeated="2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word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6]*[.D6]" office:value-type="float" office:value="6.4" calcext:value-type="float">
            <text:p>6,4</text:p>
          </table:table-cell>
          <table:table-cell table:formula="of:=[.F6]*[.$V$9]" office:value-type="float" office:value="7.2" calcext:value-type="float">
            <text:p>7,20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lberd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L6]*[.M6]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glaive</text:p>
          </table:table-cell>
          <table:table-cell office:value-type="float" office:value="5.92" calcext:value-type="float">
            <text:p>5,92</text:p>
          </table:table-cell>
          <table:table-cell office:value-type="float" office:value="7.39" calcext:value-type="float">
            <text:p>7,39</text:p>
          </table:table-cell>
          <table:table-cell table:style-name="ce31" table:formula="of:=[.U6]/[.T6]" office:value-type="percentage" office:value="1.24831081081081" calcext:value-type="percentage">
            <text:p>124,83%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6" calcext:value-type="float">
            <text:p>1,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C7]*[.D7]" office:value-type="float" office:value="8" calcext:value-type="float">
            <text:p>8</text:p>
          </table:table-cell>
          <table:table-cell table:style-name="ce18" table:formula="of:=[.F7]*[.$V$9]" office:value-type="float" office:value="9" calcext:value-type="float">
            <text:p>9,00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4" calcext:value-type="float">
            <text:p>1,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L7]*[.M7]" office:value-type="float" office:value="7" calcext:value-type="float">
            <text:p>7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mace</text:p>
          </table:table-cell>
          <table:table-cell office:value-type="float" office:value="9.33" calcext:value-type="float">
            <text:p>9,33</text:p>
          </table:table-cell>
          <table:table-cell office:value-type="float" office:value="11.32" calcext:value-type="float">
            <text:p>11,32</text:p>
          </table:table-cell>
          <table:table-cell table:style-name="ce31" table:formula="of:=[.U7]/[.T7]" office:value-type="percentage" office:value="1.21329046087889" calcext:value-type="percentage">
            <text:p>121,33%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6" calcext:value-type="float">
            <text:p>1,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8]*[.D8]" office:value-type="float" office:value="9.6" calcext:value-type="float">
            <text:p>9,6</text:p>
          </table:table-cell>
          <table:table-cell table:style-name="ce19" table:formula="of:=[.F8]*[.$V$9]" office:value-type="float" office:value="10.8" calcext:value-type="float">
            <text:p>10,80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4" calcext:value-type="float">
            <text:p>1,4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L8]*[.M8]" office:value-type="float" office:value="8.4" calcext:value-type="float">
            <text:p>8,4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/>
          <table:table-cell office:value-type="string" calcext:value-type="string">
            <text:p>rapier</text:p>
          </table:table-cell>
          <table:table-cell office:value-type="float" office:value="8.97" calcext:value-type="float">
            <text:p>8,97</text:p>
          </table:table-cell>
          <table:table-cell office:value-type="float" office:value="10.96" calcext:value-type="float">
            <text:p>10,96</text:p>
          </table:table-cell>
          <table:table-cell table:style-name="ce31" table:formula="of:=[.U8]/[.T8]" office:value-type="percentage" office:value="1.22185061315496" calcext:value-type="percentage">
            <text:p>122,19%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6" calcext:value-type="float">
            <text:p>1,6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[.C9]*[.D9]" office:value-type="float" office:value="6.4" calcext:value-type="float">
            <text:p>6,4</text:p>
          </table:table-cell>
          <table:table-cell table:style-name="ce20" table:formula="of:=[.F9]*[.$V$9]" office:value-type="float" office:value="7.2" calcext:value-type="float">
            <text:p>7,20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4" calcext:value-type="float">
            <text:p>1,4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table:formula="of:=[.L9]*[.M9]" office:value-type="float" office:value="9.8" calcext:value-type="float">
            <text:p>9,8</text:p>
          </table:table-cell>
          <table:table-cell table:style-name="ce20"/>
          <table:table-cell table:style-name="ce27" office:value-type="float" office:value="4" calcext:value-type="float">
            <text:p>4</text:p>
          </table:table-cell>
          <table:table-cell/>
          <table:table-cell office:value-type="string" calcext:value-type="string">
            <text:p>sword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style-name="ce31" table:formula="of:=[.U9]/[.T9]" office:value-type="percentage" office:value="1.125" calcext:value-type="percentage">
            <text:p>112,50%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6" calcext:value-type="float">
            <text:p>1,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[.C10]*[.D10]" office:value-type="float" office:value="11.2" calcext:value-type="float">
            <text:p>11,2</text:p>
          </table:table-cell>
          <table:table-cell table:style-name="ce21" table:formula="of:=[.F10]*[.$V$9]" office:value-type="float" office:value="12.6" calcext:value-type="float">
            <text:p>12,60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4" calcext:value-type="float">
            <text:p>1,4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[.L10]*[.M10]" office:value-type="float" office:value="9.8" calcext:value-type="float">
            <text:p>9,8</text:p>
          </table:table-cell>
          <table:table-cell table:style-name="ce21"/>
          <table:table-cell table:style-name="ce28" office:value-type="float" office:value="4" calcext:value-type="float">
            <text:p>4</text:p>
          </table:table-cell>
          <table:table-cell/>
          <table:table-cell office:value-type="string" calcext:value-type="string">
            <text:p>axe</text:p>
          </table:table-cell>
          <table:table-cell office:value-type="float" office:value="8.1" calcext:value-type="float">
            <text:p>8,1</text:p>
          </table:table-cell>
          <table:table-cell office:value-type="float" office:value="9.42" calcext:value-type="float">
            <text:p>9,42</text:p>
          </table:table-cell>
          <table:table-cell table:style-name="ce31" table:formula="of:=[.U10]/[.T10]" office:value-type="percentage" office:value="1.16296296296296" calcext:value-type="percentage">
            <text:p>116,30%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6" calcext:value-type="float">
            <text:p>1,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table:formula="of:=[.C11]*[.D11]" office:value-type="float" office:value="12.8" calcext:value-type="float">
            <text:p>12,8</text:p>
          </table:table-cell>
          <table:table-cell table:style-name="ce22" table:formula="of:=[.F11]*[.$V$9]" office:value-type="float" office:value="14.4" calcext:value-type="float">
            <text:p>14,40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4" calcext:value-type="float">
            <text:p>1,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table:formula="of:=[.L11]*[.M11]" office:value-type="float" office:value="11.2" calcext:value-type="float">
            <text:p>11,2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rapier</text:p>
          </table:table-cell>
          <table:table-cell office:value-type="float" office:value="1.9" calcext:value-type="float">
            <text:p>1,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C13]*[.D13]" office:value-type="float" office:value="5.7" calcext:value-type="float">
            <text:p>5,7</text:p>
          </table:table-cell>
          <table:table-cell table:formula="of:=[.F13]*[.$V$8]" office:value-type="float" office:value="6.96454849498328" calcext:value-type="float">
            <text:p>6,96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katana</text:p>
          </table:table-cell>
          <table:table-cell office:value-type="float" office:value="1.8" calcext:value-type="float">
            <text:p>1,8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L13]*[.M13]" office:value-type="float" office:value="7.2" calcext:value-type="float">
            <text:p>7,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9" calcext:value-type="float">
            <text:p>1,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C14]*[.D14]" office:value-type="float" office:value="5.7" calcext:value-type="float">
            <text:p>5,7</text:p>
          </table:table-cell>
          <table:table-cell table:style-name="ce18" table:formula="of:=[.F14]*[.$V$8]" office:value-type="float" office:value="6.96454849498328" calcext:value-type="float">
            <text:p>6,96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8" calcext:value-type="float">
            <text:p>1,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L14]*[.M14]" office:value-type="float" office:value="7.2" calcext:value-type="float">
            <text:p>7,2</text:p>
          </table:table-cell>
          <table:table-cell table:style-name="ce18"/>
          <table:table-cell table:style-name="ce2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9" calcext:value-type="float">
            <text:p>1,9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C15]*[.D15]" office:value-type="float" office:value="7.6" calcext:value-type="float">
            <text:p>7,6</text:p>
          </table:table-cell>
          <table:table-cell table:style-name="ce19" table:formula="of:=[.F15]*[.$V$8]" office:value-type="float" office:value="9.2860646599777" calcext:value-type="float">
            <text:p>9,29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8" calcext:value-type="float">
            <text:p>1,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L15]*[.M15]" office:value-type="float" office:value="9" calcext:value-type="float">
            <text:p>9</text:p>
          </table:table-cell>
          <table:table-cell table:style-name="ce19"/>
          <table:table-cell table:style-name="ce26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9" calcext:value-type="float">
            <text:p>1,9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C16]*[.D16]" office:value-type="float" office:value="9.5" calcext:value-type="float">
            <text:p>9,5</text:p>
          </table:table-cell>
          <table:table-cell table:style-name="ce20" table:formula="of:=[.F16]*[.$V$8]" office:value-type="float" office:value="11.6075808249721" calcext:value-type="float">
            <text:p>11,61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8" calcext:value-type="float">
            <text:p>1,8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L16]*[.M16]" office:value-type="float" office:value="10.8" calcext:value-type="float">
            <text:p>10,8</text:p>
          </table:table-cell>
          <table:table-cell table:style-name="ce20"/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9" calcext:value-type="float">
            <text:p>1,9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C17]*[.D17]" office:value-type="float" office:value="9.5" calcext:value-type="float">
            <text:p>9,5</text:p>
          </table:table-cell>
          <table:table-cell table:style-name="ce21" table:formula="of:=[.F17]*[.$V$8]" office:value-type="float" office:value="11.6075808249721" calcext:value-type="float">
            <text:p>11,61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8" calcext:value-type="float">
            <text:p>1,8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L17]*[.M17]" office:value-type="float" office:value="10.8" calcext:value-type="float">
            <text:p>10,8</text:p>
          </table:table-cell>
          <table:table-cell table:style-name="ce21"/>
          <table:table-cell table:style-name="ce2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9" calcext:value-type="float">
            <text:p>1,9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C18]*[.D18]" office:value-type="float" office:value="11.4" calcext:value-type="float">
            <text:p>11,4</text:p>
          </table:table-cell>
          <table:table-cell table:style-name="ce22" table:formula="of:=[.F18]*[.$V$8]" office:value-type="float" office:value="13.9290969899666" calcext:value-type="float">
            <text:p>13,93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8" calcext:value-type="float">
            <text:p>1,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L18]*[.M18]" office:value-type="float" office:value="12.6" calcext:value-type="float">
            <text:p>12,6</text:p>
          </table:table-cell>
          <table:table-cell table:style-name="ce22"/>
          <table:table-cell table:style-name="ce29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mace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C20]*[.D20]" office:value-type="float" office:value="6" calcext:value-type="float">
            <text:p>6</text:p>
          </table:table-cell>
          <table:table-cell table:formula="of:=[.F20]*[.$V$7]" office:value-type="float" office:value="7.27974276527331" calcext:value-type="float">
            <text:p>7,28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mmer</text:p>
          </table:table-cell>
          <table:table-cell office:value-type="float" office:value="1.1" calcext:value-type="float">
            <text:p>1,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[.L20]*[.M20]" office:value-type="float" office:value="8.8" calcext:value-type="float">
            <text:p>8,8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C21]*[.D21]" office:value-type="float" office:value="6" calcext:value-type="float">
            <text:p>6</text:p>
          </table:table-cell>
          <table:table-cell table:style-name="ce18" table:formula="of:=[.F21]*[.$V$7]" office:value-type="float" office:value="7.27974276527331" calcext:value-type="float">
            <text:p>7,28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1" calcext:value-type="float">
            <text:p>1,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L21]*[.M21]" office:value-type="float" office:value="8.8" calcext:value-type="float">
            <text:p>8,8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22]*[.D22]" office:value-type="float" office:value="7.2" calcext:value-type="float">
            <text:p>7,2</text:p>
          </table:table-cell>
          <table:table-cell table:style-name="ce19" table:formula="of:=[.F22]*[.$V$7]" office:value-type="float" office:value="8.73569131832797" calcext:value-type="float">
            <text:p>8,74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1" calcext:value-type="float">
            <text:p>1,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L22]*[.M22]" office:value-type="float" office:value="9.9" calcext:value-type="float">
            <text:p>9,9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table:formula="of:=[.C23]*[.D23]" office:value-type="float" office:value="9.6" calcext:value-type="float">
            <text:p>9,6</text:p>
          </table:table-cell>
          <table:table-cell table:style-name="ce20" table:formula="of:=[.F23]*[.$V$7]" office:value-type="float" office:value="11.6475884244373" calcext:value-type="float">
            <text:p>11,65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1" calcext:value-type="float">
            <text:p>1,1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table:formula="of:=[.L23]*[.M23]" office:value-type="float" office:value="11" calcext:value-type="float">
            <text:p>11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[.C24]*[.D24]" office:value-type="float" office:value="9.6" calcext:value-type="float">
            <text:p>9,6</text:p>
          </table:table-cell>
          <table:table-cell table:style-name="ce21" table:formula="of:=[.F24]*[.$V$7]" office:value-type="float" office:value="11.6475884244373" calcext:value-type="float">
            <text:p>11,65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1" calcext:value-type="float">
            <text:p>1,1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table:formula="of:=[.L24]*[.M24]" office:value-type="float" office:value="11" calcext:value-type="float">
            <text:p>11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table:formula="of:=[.C25]*[.D25]" office:value-type="float" office:value="10.8" calcext:value-type="float">
            <text:p>10,8</text:p>
          </table:table-cell>
          <table:table-cell table:style-name="ce22" table:formula="of:=[.F25]*[.$V$7]" office:value-type="float" office:value="13.103536977492" calcext:value-type="float">
            <text:p>13,10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1" calcext:value-type="float">
            <text:p>1,1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table:formula="of:=[.L25]*[.M25]" office:value-type="float" office:value="12.1" calcext:value-type="float">
            <text:p>12,1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formula="of:=[.C26]*[.D26]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Greatsword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table:formula="of:=[.C27]*[.D27]" office:value-type="float" office:value="7.2" calcext:value-type="float">
            <text:p>7,2</text:p>
          </table:table-cell>
          <table:table-cell/>
          <table:table-cell office:value-type="float" office:value="3.5" calcext:value-type="float">
            <text:p>3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cythe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L27]*[.M27]" office:value-type="float" office:value="8.4" calcext:value-type="float">
            <text:p>8,4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8" calcext:value-type="float">
            <text:p>0,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28]*[.D28]" office:value-type="float" office:value="7.2" calcext:value-type="float">
            <text:p>7,2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L28]*[.M28]" office:value-type="float" office:value="8.4" calcext:value-type="float">
            <text:p>8,4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8" calcext:value-type="float">
            <text:p>0,8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table:formula="of:=[.C29]*[.D29]" office:value-type="float" office:value="8.8" calcext:value-type="float">
            <text:p>8,8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[.L29]*[.M29]" office:value-type="float" office:value="9.6" calcext:value-type="float">
            <text:p>9,6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8" calcext:value-type="float">
            <text:p>0,8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table:formula="of:=[.C30]*[.D30]" office:value-type="float" office:value="10.4" calcext:value-type="float">
            <text:p>10,4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table:formula="of:=[.L30]*[.M30]" office:value-type="float" office:value="10.8" calcext:value-type="float">
            <text:p>10,8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8" calcext:value-type="float">
            <text:p>0,8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table:formula="of:=[.C31]*[.D31]" office:value-type="float" office:value="10.4" calcext:value-type="float">
            <text:p>10,4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L31]*[.M31]" office:value-type="float" office:value="10.8" calcext:value-type="float">
            <text:p>10,8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8" calcext:value-type="float">
            <text:p>0,8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table:formula="of:=[.C32]*[.D32]" office:value-type="float" office:value="12" calcext:value-type="float">
            <text:p>12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L32]*[.M32]" office:value-type="float" office:value="12" calcext:value-type="float">
            <text:p>12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pear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34]*[.D34]" office:value-type="float" office:value="6.4" calcext:value-type="float">
            <text:p>6,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Warglaive</text:p>
          </table:table-cell>
          <table:table-cell office:value-type="float" office:value="2.1" calcext:value-type="float">
            <text:p>2,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L34]*[.M34]" office:value-type="float" office:value="6.3" calcext:value-type="float">
            <text:p>6,3</text:p>
          </table:table-cell>
          <table:table-cell table:formula="of:=[.O34]*[.$V$6]" office:value-type="float" office:value="7.86435810810811" calcext:value-type="float">
            <text:p>7,8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6" calcext:value-type="float">
            <text:p>1,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C35]*[.D35]" office:value-type="float" office:value="6.4" calcext:value-type="float">
            <text:p>6,4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2.1" calcext:value-type="float">
            <text:p>2,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L35]*[.M35]" office:value-type="float" office:value="6.3" calcext:value-type="float">
            <text:p>6,3</text:p>
          </table:table-cell>
          <table:table-cell table:style-name="ce18" table:formula="of:=[.O35]*[.$V$6]" office:value-type="float" office:value="7.86435810810811" calcext:value-type="float">
            <text:p>7,8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6" calcext:value-type="float">
            <text:p>1,6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C36]*[.D36]" office:value-type="float" office:value="8" calcext:value-type="float">
            <text:p>8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2.1" calcext:value-type="float">
            <text:p>2,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L36]*[.M36]" office:value-type="float" office:value="8.4" calcext:value-type="float">
            <text:p>8,4</text:p>
          </table:table-cell>
          <table:table-cell table:style-name="ce19" table:formula="of:=[.O36]*[.$V$6]" office:value-type="float" office:value="10.4858108108108" calcext:value-type="float">
            <text:p>10,4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6" calcext:value-type="float">
            <text:p>1,6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C37]*[.D37]" office:value-type="float" office:value="9.6" calcext:value-type="float">
            <text:p>9,6</text:p>
          </table:table-cell>
          <table:table-cell table:style-name="ce20"/>
          <table:table-cell table:style-name="ce27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2.1" calcext:value-type="float">
            <text:p>2,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L37]*[.M37]" office:value-type="float" office:value="10.5" calcext:value-type="float">
            <text:p>10,5</text:p>
          </table:table-cell>
          <table:table-cell table:style-name="ce20" table:formula="of:=[.O37]*[.$V$6]" office:value-type="float" office:value="13.1072635135135" calcext:value-type="float">
            <text:p>13,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6" calcext:value-type="float">
            <text:p>1,6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C38]*[.D38]" office:value-type="float" office:value="9.6" calcext:value-type="float">
            <text:p>9,6</text:p>
          </table:table-cell>
          <table:table-cell table:style-name="ce21"/>
          <table:table-cell table:style-name="ce28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2.1" calcext:value-type="float">
            <text:p>2,1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L38]*[.M38]" office:value-type="float" office:value="10.5" calcext:value-type="float">
            <text:p>10,5</text:p>
          </table:table-cell>
          <table:table-cell table:style-name="ce21" table:formula="of:=[.O38]*[.$V$6]" office:value-type="float" office:value="13.1072635135135" calcext:value-type="float">
            <text:p>13,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6" calcext:value-type="float">
            <text:p>1,6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C39]*[.D39]" office:value-type="float" office:value="11.2" calcext:value-type="float">
            <text:p>11,2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2.1" calcext:value-type="float">
            <text:p>2,1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L39]*[.M39]" office:value-type="float" office:value="12.6" calcext:value-type="float">
            <text:p>12,6</text:p>
          </table:table-cell>
          <table:table-cell table:style-name="ce22" table:formula="of:=[.O39]*[.$V$6]" office:value-type="float" office:value="15.7287162162162" calcext:value-type="float">
            <text:p>15,7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axe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C41]*[.D41]" office:value-type="float" office:value="6.3" calcext:value-type="float">
            <text:p>6,3</text:p>
          </table:table-cell>
          <table:table-cell table:formula="of:=[.F41]*[.$V$10]" office:value-type="float" office:value="7.32666666666667" calcext:value-type="float">
            <text:p>7,33</text:p>
          </table:table-cell>
          <table:table-cell office:value-type="float" office:value="2.5" calcext:value-type="float">
            <text:p>2,5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9" calcext:value-type="float">
            <text:p>0,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42]*[.D42]" office:value-type="float" office:value="8.1" calcext:value-type="float">
            <text:p>8,1</text:p>
          </table:table-cell>
          <table:table-cell table:style-name="ce18" table:formula="of:=[.F42]*[.$V$10]" office:value-type="float" office:value="9.42" calcext:value-type="float">
            <text:p>9,42</text:p>
          </table:table-cell>
          <table:table-cell table:style-name="ce25" office:value-type="float" office:value="2.5" calcext:value-type="float">
            <text:p>2,5</text:p>
          </table:table-cell>
          <table:table-cell table:style-name="ce4" table:number-columns-repeated="3"/>
          <table:table-cell table:style-name="ce11"/>
          <table:table-cell table:style-name="ce4" table:number-columns-repeated="3"/>
          <table:table-cell table:style-name="ce18"/>
          <table:table-cell table:style-name="ce25"/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9" calcext:value-type="float">
            <text:p>0,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C43]*[.D43]" office:value-type="float" office:value="8.1" calcext:value-type="float">
            <text:p>8,1</text:p>
          </table:table-cell>
          <table:table-cell table:style-name="ce19" table:formula="of:=[.F43]*[.$V$10]" office:value-type="float" office:value="9.42" calcext:value-type="float">
            <text:p>9,42</text:p>
          </table:table-cell>
          <table:table-cell table:style-name="ce26" office:value-type="float" office:value="2.5" calcext:value-type="float">
            <text:p>2,5</text:p>
          </table:table-cell>
          <table:table-cell table:style-name="ce5" table:number-columns-repeated="3"/>
          <table:table-cell table:style-name="ce12"/>
          <table:table-cell table:style-name="ce5" table:number-columns-repeated="3"/>
          <table:table-cell table:style-name="ce19"/>
          <table:table-cell table:style-name="ce26"/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table:formula="of:=[.C44]*[.D44]" office:value-type="float" office:value="6.3" calcext:value-type="float">
            <text:p>6,3</text:p>
          </table:table-cell>
          <table:table-cell table:style-name="ce20" table:formula="of:=[.F44]*[.$V$10]" office:value-type="float" office:value="7.32666666666667" calcext:value-type="float">
            <text:p>7,33</text:p>
          </table:table-cell>
          <table:table-cell table:style-name="ce27" office:value-type="float" office:value="2.5" calcext:value-type="float">
            <text:p>2,5</text:p>
          </table:table-cell>
          <table:table-cell table:style-name="ce6" table:number-columns-repeated="3"/>
          <table:table-cell table:style-name="ce13"/>
          <table:table-cell table:style-name="ce6" table:number-columns-repeated="3"/>
          <table:table-cell table:style-name="ce20"/>
          <table:table-cell table:style-name="ce27"/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9" calcext:value-type="float">
            <text:p>0,9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C45]*[.D45]" office:value-type="float" office:value="8.1" calcext:value-type="float">
            <text:p>8,1</text:p>
          </table:table-cell>
          <table:table-cell table:style-name="ce21" table:formula="of:=[.F45]*[.$V$10]" office:value-type="float" office:value="9.42" calcext:value-type="float">
            <text:p>9,42</text:p>
          </table:table-cell>
          <table:table-cell table:style-name="ce28" office:value-type="float" office:value="2.5" calcext:value-type="float">
            <text:p>2,5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21"/>
          <table:table-cell table:style-name="ce28"/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9" calcext:value-type="float">
            <text:p>0,9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C46]*[.D46]" office:value-type="float" office:value="9" calcext:value-type="float">
            <text:p>9</text:p>
          </table:table-cell>
          <table:table-cell table:style-name="ce22" table:formula="of:=[.F46]*[.$V$10]" office:value-type="float" office:value="10.4666666666667" calcext:value-type="float">
            <text:p>10,47</text:p>
          </table:table-cell>
          <table:table-cell table:style-name="ce29" office:value-type="float" office:value="2.5" calcext:value-type="float">
            <text:p>2,5</text:p>
          </table:table-cell>
          <table:table-cell table:style-name="ce8" table:number-columns-repeated="3"/>
          <table:table-cell table:style-name="ce15"/>
          <table:table-cell table:style-name="ce8" table:number-columns-repeated="3"/>
          <table:table-cell table:style-name="ce22"/>
          <table:table-cell table:style-name="ce29"/>
          <table:table-cell table:number-columns-repeated="7"/>
        </table:table-row>
        <calcext:conditional-formats>
          <calcext:conditional-format calcext:target-range-address="'With BC'.H6:'With BC'.H46 'With BC'.Q6:'With BC'.Q46">
            <calcext:condition calcext:apply-style-name="VeryLowRange" calcext:value="&lt;2.4" calcext:base-cell-address="'With BC'.H6"/>
            <calcext:condition calcext:apply-style-name="LowRange" calcext:value="&lt;3" calcext:base-cell-address="'With BC'.H6"/>
            <calcext:condition calcext:apply-style-name="LongRange" calcext:value="&lt;3.6" calcext:base-cell-address="'With BC'.H6"/>
            <calcext:condition calcext:apply-style-name="VeryLongRange" calcext:value="&lt;4.6" calcext:base-cell-address="'With BC'.H6"/>
          </calcext:conditional-format>
        </calcext:conditional-formats>
      </table:table>
      <table:table table:name="Vanilla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HW-two hand wielding</text:p>
          </table:table-cell>
          <table:covered-table-cell table:style-name="Default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dmg includes fist</text:p>
          </table:table-cell>
          <table:covered-table-cell table:style-name="Default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dmg</text:p>
          </table:table-cell>
          <table:table-cell table:style-name="ce2"/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  <table:table-cell table:style-name="ce2" table:number-columns-repeated="3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dmg</text:p>
          </table:table-cell>
          <table:table-cell table:style-name="ce2"/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word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8]*[.D8]" office:value-type="float" office:value="6.4" calcext:value-type="float">
            <text:p>6,4</text:p>
          </table:table-cell>
          <table:table-cell table:style-name="ce17" table:formula="of:=[.F8]*[.$V$9]" office:value-type="float" office:value="0" calcext:value-type="float">
            <text:p>0,00</text:p>
          </table:table-cell>
          <table:table-cell table:style-name="ce63"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lberd</text:p>
          </table:table-cell>
          <table:table-cell table:style-name="ce10" office:value-type="float" office:value="1.3" calcext:value-type="float">
            <text:p>1,3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table:formula="of:=[.L8]*[.M8]" office:value-type="float" office:value="7.8" calcext:value-type="float">
            <text:p>7,8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6" calcext:value-type="float">
            <text:p>1,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C9]*[.D9]" office:value-type="float" office:value="8" calcext:value-type="float">
            <text:p>8</text:p>
          </table:table-cell>
          <table:table-cell table:style-name="ce18" table:formula="of:=[.F9]*[.$V$9]" office:value-type="float" office:value="0" calcext:value-type="float">
            <text:p>0,00</text:p>
          </table:table-cell>
          <table:table-cell table:style-name="ce64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3" calcext:value-type="float">
            <text:p>1,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table:formula="of:=[.L9]*[.M9]" office:value-type="float" office:value="7.8" calcext:value-type="float">
            <text:p>7,8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6" calcext:value-type="float">
            <text:p>1,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10]*[.D10]" office:value-type="float" office:value="9.6" calcext:value-type="float">
            <text:p>9,6</text:p>
          </table:table-cell>
          <table:table-cell table:style-name="ce19" table:formula="of:=[.F10]*[.$V$9]" office:value-type="float" office:value="0" calcext:value-type="float">
            <text:p>0,00</text:p>
          </table:table-cell>
          <table:table-cell table:style-name="ce65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3" calcext:value-type="float">
            <text:p>1,3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table:formula="of:=[.L10]*[.M10]" office:value-type="float" office:value="9.1" calcext:value-type="float">
            <text:p>9,1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6" calcext:value-type="float">
            <text:p>1,6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[.C11]*[.D11]" office:value-type="float" office:value="6.4" calcext:value-type="float">
            <text:p>6,4</text:p>
          </table:table-cell>
          <table:table-cell table:style-name="ce20" table:formula="of:=[.F11]*[.$V$9]" office:value-type="float" office:value="0" calcext:value-type="float">
            <text:p>0,00</text:p>
          </table:table-cell>
          <table:table-cell table:style-name="ce6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3" calcext:value-type="float">
            <text:p>1,3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table:formula="of:=[.L11]*[.M11]" office:value-type="float" office:value="10.4" calcext:value-type="float">
            <text:p>10,4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6" calcext:value-type="float">
            <text:p>1,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[.C12]*[.D12]" office:value-type="float" office:value="11.2" calcext:value-type="float">
            <text:p>11,2</text:p>
          </table:table-cell>
          <table:table-cell table:style-name="ce21" table:formula="of:=[.F12]*[.$V$9]" office:value-type="float" office:value="0" calcext:value-type="float">
            <text:p>0,00</text:p>
          </table:table-cell>
          <table:table-cell table:style-name="ce67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3" calcext:value-type="float">
            <text:p>1,3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[.L12]*[.M12]" office:value-type="float" office:value="10.4" calcext:value-type="float">
            <text:p>10,4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6" calcext:value-type="float">
            <text:p>1,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table:formula="of:=[.C13]*[.D13]" office:value-type="float" office:value="12.8" calcext:value-type="float">
            <text:p>12,8</text:p>
          </table:table-cell>
          <table:table-cell table:style-name="ce22" table:formula="of:=[.F13]*[.$V$9]" office:value-type="float" office:value="0" calcext:value-type="float">
            <text:p>0,00</text:p>
          </table:table-cell>
          <table:table-cell table:style-name="ce68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3" calcext:value-type="float">
            <text:p>1,3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table:formula="of:=[.L13]*[.M13]" office:value-type="float" office:value="11.7" calcext:value-type="float">
            <text:p>11,7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</table:table-row>
        <table:table-row table:style-name="ro1">
          <table:table-cell table:style-name="ce2"/>
          <table:table-cell/>
          <table:table-cell table:style-name="ce16"/>
          <table:table-cell table:style-name="ce2" table:number-columns-repeated="3"/>
          <table:table-cell table:style-name="ce23"/>
          <table:table-cell table:style-name="ce69"/>
          <table:table-cell table:style-name="ce2" table:number-columns-repeated="3"/>
          <table:table-cell table:style-name="ce16"/>
          <table:table-cell table:style-name="ce2" table:number-columns-repeated="3"/>
          <table:table-cell table:style-name="ce23"/>
          <table:table-cell table:style-name="ce69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rapier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C15]*[.D15]" office:value-type="float" office:value="6" calcext:value-type="float">
            <text:p>6</text:p>
          </table:table-cell>
          <table:table-cell table:style-name="ce17" table:formula="of:=[.F15]*[.$V$8]" office:value-type="float" office:value="0" calcext:value-type="float">
            <text:p>0,00</text:p>
          </table:table-cell>
          <table:table-cell table:style-name="ce63"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katana</text:p>
          </table:table-cell>
          <table:table-cell table:style-name="ce10" office:value-type="float" office:value="1.8" calcext:value-type="float">
            <text:p>1,8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L15]*[.M15]" office:value-type="float" office:value="7.2" calcext:value-type="float">
            <text:p>7,2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C16]*[.D16]" office:value-type="float" office:value="6" calcext:value-type="float">
            <text:p>6</text:p>
          </table:table-cell>
          <table:table-cell table:style-name="ce18" table:formula="of:=[.F16]*[.$V$8]" office:value-type="float" office:value="0" calcext:value-type="float">
            <text:p>0,00</text:p>
          </table:table-cell>
          <table:table-cell table:style-name="ce64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8" calcext:value-type="float">
            <text:p>1,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L16]*[.M16]" office:value-type="float" office:value="7.2" calcext:value-type="float">
            <text:p>7,2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C17]*[.D17]" office:value-type="float" office:value="8" calcext:value-type="float">
            <text:p>8</text:p>
          </table:table-cell>
          <table:table-cell table:style-name="ce19" table:formula="of:=[.F17]*[.$V$8]" office:value-type="float" office:value="0" calcext:value-type="float">
            <text:p>0,00</text:p>
          </table:table-cell>
          <table:table-cell table:style-name="ce65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8" calcext:value-type="float">
            <text:p>1,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L17]*[.M17]" office:value-type="float" office:value="9" calcext:value-type="float">
            <text:p>9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C18]*[.D18]" office:value-type="float" office:value="10" calcext:value-type="float">
            <text:p>10</text:p>
          </table:table-cell>
          <table:table-cell table:style-name="ce20" table:formula="of:=[.F18]*[.$V$8]" office:value-type="float" office:value="0" calcext:value-type="float">
            <text:p>0,00</text:p>
          </table:table-cell>
          <table:table-cell table:style-name="ce6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8" calcext:value-type="float">
            <text:p>1,8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L18]*[.M18]" office:value-type="float" office:value="10.8" calcext:value-type="float">
            <text:p>10,8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C19]*[.D19]" office:value-type="float" office:value="10" calcext:value-type="float">
            <text:p>10</text:p>
          </table:table-cell>
          <table:table-cell table:style-name="ce21" table:formula="of:=[.F19]*[.$V$8]" office:value-type="float" office:value="0" calcext:value-type="float">
            <text:p>0,00</text:p>
          </table:table-cell>
          <table:table-cell table:style-name="ce67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8" calcext:value-type="float">
            <text:p>1,8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L19]*[.M19]" office:value-type="float" office:value="10.8" calcext:value-type="float">
            <text:p>10,8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C20]*[.D20]" office:value-type="float" office:value="12" calcext:value-type="float">
            <text:p>12</text:p>
          </table:table-cell>
          <table:table-cell table:style-name="ce22" table:formula="of:=[.F20]*[.$V$8]" office:value-type="float" office:value="0" calcext:value-type="float">
            <text:p>0,00</text:p>
          </table:table-cell>
          <table:table-cell table:style-name="ce68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8" calcext:value-type="float">
            <text:p>1,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L20]*[.M20]" office:value-type="float" office:value="12.6" calcext:value-type="float">
            <text:p>12,6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</table:table-row>
        <table:table-row table:style-name="ro1">
          <table:table-cell table:style-name="ce2"/>
          <table:table-cell/>
          <table:table-cell table:style-name="ce16"/>
          <table:table-cell table:style-name="ce2" table:number-columns-repeated="3"/>
          <table:table-cell table:style-name="ce23"/>
          <table:table-cell table:style-name="ce69"/>
          <table:table-cell table:style-name="ce2" table:number-columns-repeated="3"/>
          <table:table-cell table:style-name="ce16"/>
          <table:table-cell table:style-name="ce2" table:number-columns-repeated="3"/>
          <table:table-cell table:style-name="ce23"/>
          <table:table-cell table:style-name="ce69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mace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C22]*[.D22]" office:value-type="float" office:value="8.4" calcext:value-type="float">
            <text:p>8,4</text:p>
          </table:table-cell>
          <table:table-cell table:style-name="ce17" table:formula="of:=[.F22]*[.$V$7]" office:value-type="float" office:value="0" calcext:value-type="float">
            <text:p>0,00</text:p>
          </table:table-cell>
          <table:table-cell table:style-name="ce63"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mmer</text:p>
          </table:table-cell>
          <table:table-cell table:style-name="ce10" office:value-type="float" office:value="1.1" calcext:value-type="float">
            <text:p>1,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[.L22]*[.M22]" office:value-type="float" office:value="8.8" calcext:value-type="float">
            <text:p>8,8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C23]*[.D23]" office:value-type="float" office:value="8.4" calcext:value-type="float">
            <text:p>8,4</text:p>
          </table:table-cell>
          <table:table-cell table:style-name="ce18" table:formula="of:=[.F23]*[.$V$7]" office:value-type="float" office:value="0" calcext:value-type="float">
            <text:p>0,00</text:p>
          </table:table-cell>
          <table:table-cell table:style-name="ce64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1" calcext:value-type="float">
            <text:p>1,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L23]*[.M23]" office:value-type="float" office:value="8.8" calcext:value-type="float">
            <text:p>8,8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[.C24]*[.D24]" office:value-type="float" office:value="9.6" calcext:value-type="float">
            <text:p>9,6</text:p>
          </table:table-cell>
          <table:table-cell table:style-name="ce19" table:formula="of:=[.F24]*[.$V$7]" office:value-type="float" office:value="0" calcext:value-type="float">
            <text:p>0,00</text:p>
          </table:table-cell>
          <table:table-cell table:style-name="ce65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1" calcext:value-type="float">
            <text:p>1,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L24]*[.M24]" office:value-type="float" office:value="9.9" calcext:value-type="float">
            <text:p>9,9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table:formula="of:=[.C25]*[.D25]" office:value-type="float" office:value="10.8" calcext:value-type="float">
            <text:p>10,8</text:p>
          </table:table-cell>
          <table:table-cell table:style-name="ce20" table:formula="of:=[.F25]*[.$V$7]" office:value-type="float" office:value="0" calcext:value-type="float">
            <text:p>0,00</text:p>
          </table:table-cell>
          <table:table-cell table:style-name="ce6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1" calcext:value-type="float">
            <text:p>1,1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table:formula="of:=[.L25]*[.M25]" office:value-type="float" office:value="11" calcext:value-type="float">
            <text:p>11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C26]*[.D26]" office:value-type="float" office:value="10.8" calcext:value-type="float">
            <text:p>10,8</text:p>
          </table:table-cell>
          <table:table-cell table:style-name="ce21" table:formula="of:=[.F26]*[.$V$7]" office:value-type="float" office:value="0" calcext:value-type="float">
            <text:p>0,00</text:p>
          </table:table-cell>
          <table:table-cell table:style-name="ce67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1" calcext:value-type="float">
            <text:p>1,1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table:formula="of:=[.L26]*[.M26]" office:value-type="float" office:value="11" calcext:value-type="float">
            <text:p>11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C27]*[.D27]" office:value-type="float" office:value="12" calcext:value-type="float">
            <text:p>12</text:p>
          </table:table-cell>
          <table:table-cell table:style-name="ce22" table:formula="of:=[.F27]*[.$V$7]" office:value-type="float" office:value="0" calcext:value-type="float">
            <text:p>0,00</text:p>
          </table:table-cell>
          <table:table-cell table:style-name="ce68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1" calcext:value-type="float">
            <text:p>1,1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table:formula="of:=[.L27]*[.M27]" office:value-type="float" office:value="12.1" calcext:value-type="float">
            <text:p>12,1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</table:table-row>
        <table:table-row table:style-name="ro1">
          <table:table-cell table:style-name="ce2"/>
          <table:table-cell/>
          <table:table-cell table:style-name="ce16"/>
          <table:table-cell table:style-name="ce2" table:number-columns-repeated="2"/>
          <table:table-cell table:style-name="ce2" table:formula="of:=[.C28]*[.D28]" office:value-type="float" office:value="0" calcext:value-type="float">
            <text:p>0</text:p>
          </table:table-cell>
          <table:table-cell table:style-name="ce23"/>
          <table:table-cell table:style-name="ce69"/>
          <table:table-cell table:style-name="ce2" table:number-columns-repeated="3"/>
          <table:table-cell table:style-name="ce16"/>
          <table:table-cell table:style-name="ce2" table:number-columns-repeated="3"/>
          <table:table-cell table:style-name="ce23"/>
          <table:table-cell table:style-name="ce69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Greatsword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table:formula="of:=[.C29]*[.D29]" office:value-type="float" office:value="7.2" calcext:value-type="float">
            <text:p>7,2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cythe</text:p>
          </table:table-cell>
          <table:table-cell table:style-name="ce10" office:value-type="float" office:value="1.2" calcext:value-type="float">
            <text:p>1,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L29]*[.M29]" office:value-type="float" office:value="8.4" calcext:value-type="float">
            <text:p>8,4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8" calcext:value-type="float">
            <text:p>0,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30]*[.D30]" office:value-type="float" office:value="7.2" calcext:value-type="float">
            <text:p>7,2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L30]*[.M30]" office:value-type="float" office:value="8.4" calcext:value-type="float">
            <text:p>8,4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8" calcext:value-type="float">
            <text:p>0,8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table:formula="of:=[.C31]*[.D31]" office:value-type="float" office:value="8.8" calcext:value-type="float">
            <text:p>8,8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[.L31]*[.M31]" office:value-type="float" office:value="9.6" calcext:value-type="float">
            <text:p>9,6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8" calcext:value-type="float">
            <text:p>0,8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table:formula="of:=[.C32]*[.D32]" office:value-type="float" office:value="10.4" calcext:value-type="float">
            <text:p>10,4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table:formula="of:=[.L32]*[.M32]" office:value-type="float" office:value="10.8" calcext:value-type="float">
            <text:p>10,8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8" calcext:value-type="float">
            <text:p>0,8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table:formula="of:=[.C33]*[.D33]" office:value-type="float" office:value="10.4" calcext:value-type="float">
            <text:p>10,4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L33]*[.M33]" office:value-type="float" office:value="10.8" calcext:value-type="float">
            <text:p>10,8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8" calcext:value-type="float">
            <text:p>0,8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table:formula="of:=[.C34]*[.D34]" office:value-type="float" office:value="12" calcext:value-type="float">
            <text:p>12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L34]*[.M34]" office:value-type="float" office:value="12" calcext:value-type="float">
            <text:p>12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</table:table-row>
        <table:table-row table:style-name="ro1">
          <table:table-cell table:style-name="ce2"/>
          <table:table-cell/>
          <table:table-cell table:style-name="ce16"/>
          <table:table-cell table:style-name="ce2" table:number-columns-repeated="3"/>
          <table:table-cell table:style-name="ce23"/>
          <table:table-cell table:style-name="ce69"/>
          <table:table-cell table:style-name="ce2" table:number-columns-repeated="3"/>
          <table:table-cell table:style-name="ce16"/>
          <table:table-cell table:style-name="ce2" table:number-columns-repeated="3"/>
          <table:table-cell table:style-name="ce23"/>
          <table:table-cell table:style-name="ce69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pear</text:p>
          </table:table-cell>
          <table:table-cell office:value-type="float" office:value="1.7" calcext:value-type="float">
            <text:p>1,7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36]*[.D36]" office:value-type="float" office:value="6.8" calcext:value-type="float">
            <text:p>6,8</text:p>
          </table:table-cell>
          <table:table-cell table:style-name="ce17"/>
          <table:table-cell table:style-name="ce63"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Warglaive</text:p>
          </table:table-cell>
          <table:table-cell table:style-name="ce10" office:value-type="float" office:value="2.1" calcext:value-type="float">
            <text:p>2,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L36]*[.M36]" office:value-type="float" office:value="6.3" calcext:value-type="float">
            <text:p>6,3</text:p>
          </table:table-cell>
          <table:table-cell table:style-name="ce17" table:formula="of:=[.O36]*[.$V$6]" office:value-type="float" office:value="0" calcext:value-type="float">
            <text:p>0,00</text:p>
          </table:table-cell>
          <table:table-cell table:style-name="ce63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7" calcext:value-type="float">
            <text:p>1,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C37]*[.D37]" office:value-type="float" office:value="6.8" calcext:value-type="float">
            <text:p>6,8</text:p>
          </table:table-cell>
          <table:table-cell table:style-name="ce18"/>
          <table:table-cell table:style-name="ce64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2.1" calcext:value-type="float">
            <text:p>2,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L37]*[.M37]" office:value-type="float" office:value="6.3" calcext:value-type="float">
            <text:p>6,3</text:p>
          </table:table-cell>
          <table:table-cell table:style-name="ce18" table:formula="of:=[.O37]*[.$V$6]" office:value-type="float" office:value="0" calcext:value-type="float">
            <text:p>0,00</text:p>
          </table:table-cell>
          <table:table-cell table:style-name="ce64" office:value-type="float" office:value="2.5" calcext:value-type="float">
            <text:p>2,5</text:p>
          </table:table-cell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7" calcext:value-type="float">
            <text:p>1,7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C38]*[.D38]" office:value-type="float" office:value="8.5" calcext:value-type="float">
            <text:p>8,5</text:p>
          </table:table-cell>
          <table:table-cell table:style-name="ce19"/>
          <table:table-cell table:style-name="ce65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2.1" calcext:value-type="float">
            <text:p>2,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L38]*[.M38]" office:value-type="float" office:value="8.4" calcext:value-type="float">
            <text:p>8,4</text:p>
          </table:table-cell>
          <table:table-cell table:style-name="ce19" table:formula="of:=[.O38]*[.$V$6]" office:value-type="float" office:value="0" calcext:value-type="float">
            <text:p>0,00</text:p>
          </table:table-cell>
          <table:table-cell table:style-name="ce65" office:value-type="float" office:value="2.5" calcext:value-type="float">
            <text:p>2,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7" calcext:value-type="float">
            <text:p>1,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C39]*[.D39]" office:value-type="float" office:value="10.2" calcext:value-type="float">
            <text:p>10,2</text:p>
          </table:table-cell>
          <table:table-cell table:style-name="ce20"/>
          <table:table-cell table:style-name="ce6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2.1" calcext:value-type="float">
            <text:p>2,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L39]*[.M39]" office:value-type="float" office:value="10.5" calcext:value-type="float">
            <text:p>10,5</text:p>
          </table:table-cell>
          <table:table-cell table:style-name="ce20" table:formula="of:=[.O39]*[.$V$6]" office:value-type="float" office:value="0" calcext:value-type="float">
            <text:p>0,00</text:p>
          </table:table-cell>
          <table:table-cell table:style-name="ce66" office:value-type="float" office:value="2.5" calcext:value-type="float">
            <text:p>2,5</text:p>
          </table:table-cell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7" calcext:value-type="float">
            <text:p>1,7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C40]*[.D40]" office:value-type="float" office:value="10.2" calcext:value-type="float">
            <text:p>10,2</text:p>
          </table:table-cell>
          <table:table-cell table:style-name="ce21"/>
          <table:table-cell table:style-name="ce67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2.1" calcext:value-type="float">
            <text:p>2,1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L40]*[.M40]" office:value-type="float" office:value="10.5" calcext:value-type="float">
            <text:p>10,5</text:p>
          </table:table-cell>
          <table:table-cell table:style-name="ce21" table:formula="of:=[.O40]*[.$V$6]" office:value-type="float" office:value="0" calcext:value-type="float">
            <text:p>0,00</text:p>
          </table:table-cell>
          <table:table-cell table:style-name="ce67" office:value-type="float" office:value="2.5" calcext:value-type="float">
            <text:p>2,5</text:p>
          </table:table-cell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7" calcext:value-type="float">
            <text:p>1,7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C41]*[.D41]" office:value-type="float" office:value="11.9" calcext:value-type="float">
            <text:p>11,9</text:p>
          </table:table-cell>
          <table:table-cell table:style-name="ce22"/>
          <table:table-cell table:style-name="ce68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2.1" calcext:value-type="float">
            <text:p>2,1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L41]*[.M41]" office:value-type="float" office:value="12.6" calcext:value-type="float">
            <text:p>12,6</text:p>
          </table:table-cell>
          <table:table-cell table:style-name="ce22" table:formula="of:=[.O41]*[.$V$6]" office:value-type="float" office:value="0" calcext:value-type="float">
            <text:p>0,00</text:p>
          </table:table-cell>
          <table:table-cell table:style-name="ce68" office:value-type="float" office:value="2.5" calcext:value-type="float">
            <text:p>2,5</text:p>
          </table:table-cell>
        </table:table-row>
        <table:table-row table:style-name="ro1">
          <table:table-cell table:style-name="ce2"/>
          <table:table-cell/>
          <table:table-cell table:style-name="ce16"/>
          <table:table-cell table:style-name="ce2" table:number-columns-repeated="3"/>
          <table:table-cell table:style-name="ce23"/>
          <table:table-cell table:style-name="ce69"/>
          <table:table-cell table:style-name="ce2" table:number-columns-repeated="3"/>
          <table:table-cell table:style-name="ce16"/>
          <table:table-cell table:style-name="ce2" table:number-columns-repeated="3"/>
          <table:table-cell table:style-name="ce23"/>
          <table:table-cell table:style-name="ce69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axe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C43]*[.D43]" office:value-type="float" office:value="6.3" calcext:value-type="float">
            <text:p>6,3</text:p>
          </table:table-cell>
          <table:table-cell table:style-name="ce17" table:formula="of:=[.F43]*[.$V$10]" office:value-type="float" office:value="0" calcext:value-type="float">
            <text:p>0,00</text:p>
          </table:table-cell>
          <table:table-cell table:style-name="ce63" office:value-type="float" office:value="2.5" calcext:value-type="float">
            <text:p>2,5</text:p>
          </table:table-cell>
          <table:table-cell table:style-name="ce3" table:number-columns-repeated="3"/>
          <table:table-cell table:style-name="ce10"/>
          <table:table-cell table:style-name="ce3" table:number-columns-repeated="3"/>
          <table:table-cell table:style-name="ce17"/>
          <table:table-cell table:style-name="ce63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9" calcext:value-type="float">
            <text:p>0,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44]*[.D44]" office:value-type="float" office:value="8.1" calcext:value-type="float">
            <text:p>8,1</text:p>
          </table:table-cell>
          <table:table-cell table:style-name="ce18" table:formula="of:=[.F44]*[.$V$10]" office:value-type="float" office:value="0" calcext:value-type="float">
            <text:p>0,00</text:p>
          </table:table-cell>
          <table:table-cell table:style-name="ce64" office:value-type="float" office:value="2.5" calcext:value-type="float">
            <text:p>2,5</text:p>
          </table:table-cell>
          <table:table-cell table:style-name="ce4" table:number-columns-repeated="3"/>
          <table:table-cell table:style-name="ce11"/>
          <table:table-cell table:style-name="ce4" table:number-columns-repeated="3"/>
          <table:table-cell table:style-name="ce18"/>
          <table:table-cell table:style-name="ce64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9" calcext:value-type="float">
            <text:p>0,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C45]*[.D45]" office:value-type="float" office:value="8.1" calcext:value-type="float">
            <text:p>8,1</text:p>
          </table:table-cell>
          <table:table-cell table:style-name="ce19" table:formula="of:=[.F45]*[.$V$10]" office:value-type="float" office:value="0" calcext:value-type="float">
            <text:p>0,00</text:p>
          </table:table-cell>
          <table:table-cell table:style-name="ce65" office:value-type="float" office:value="2.5" calcext:value-type="float">
            <text:p>2,5</text:p>
          </table:table-cell>
          <table:table-cell table:style-name="ce5" table:number-columns-repeated="3"/>
          <table:table-cell table:style-name="ce12"/>
          <table:table-cell table:style-name="ce5" table:number-columns-repeated="3"/>
          <table:table-cell table:style-name="ce19"/>
          <table:table-cell table:style-name="ce65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table:formula="of:=[.C46]*[.D46]" office:value-type="float" office:value="6.3" calcext:value-type="float">
            <text:p>6,3</text:p>
          </table:table-cell>
          <table:table-cell table:style-name="ce20" table:formula="of:=[.F46]*[.$V$10]" office:value-type="float" office:value="0" calcext:value-type="float">
            <text:p>0,00</text:p>
          </table:table-cell>
          <table:table-cell table:style-name="ce66" office:value-type="float" office:value="2.5" calcext:value-type="float">
            <text:p>2,5</text:p>
          </table:table-cell>
          <table:table-cell table:style-name="ce6" table:number-columns-repeated="3"/>
          <table:table-cell table:style-name="ce13"/>
          <table:table-cell table:style-name="ce6" table:number-columns-repeated="3"/>
          <table:table-cell table:style-name="ce20"/>
          <table:table-cell table:style-name="ce66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9" calcext:value-type="float">
            <text:p>0,9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C47]*[.D47]" office:value-type="float" office:value="8.1" calcext:value-type="float">
            <text:p>8,1</text:p>
          </table:table-cell>
          <table:table-cell table:style-name="ce21" table:formula="of:=[.F47]*[.$V$10]" office:value-type="float" office:value="0" calcext:value-type="float">
            <text:p>0,00</text:p>
          </table:table-cell>
          <table:table-cell table:style-name="ce67" office:value-type="float" office:value="2.5" calcext:value-type="float">
            <text:p>2,5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21"/>
          <table:table-cell table:style-name="ce6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9" calcext:value-type="float">
            <text:p>0,9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C48]*[.D48]" office:value-type="float" office:value="9" calcext:value-type="float">
            <text:p>9</text:p>
          </table:table-cell>
          <table:table-cell table:style-name="ce22" table:formula="of:=[.F48]*[.$V$10]" office:value-type="float" office:value="0" calcext:value-type="float">
            <text:p>0,00</text:p>
          </table:table-cell>
          <table:table-cell table:style-name="ce68" office:value-type="float" office:value="2.5" calcext:value-type="float">
            <text:p>2,5</text:p>
          </table:table-cell>
          <table:table-cell table:style-name="ce8" table:number-columns-repeated="3"/>
          <table:table-cell table:style-name="ce15"/>
          <table:table-cell table:style-name="ce8" table:number-columns-repeated="3"/>
          <table:table-cell table:style-name="ce22"/>
          <table:table-cell table:style-name="ce68"/>
        </table:table-row>
        <calcext:conditional-formats>
          <calcext:conditional-format calcext:target-range-address="Vanilla.H8:Vanilla.H48 Vanilla.Q8:Vanilla.Q48">
            <calcext:condition calcext:apply-style-name="VeryLowRange" calcext:value="&lt;2.4" calcext:base-cell-address="Vanilla.H8"/>
            <calcext:condition calcext:apply-style-name="LowRange" calcext:value="&lt;3" calcext:base-cell-address="Vanilla.H8"/>
            <calcext:condition calcext:apply-style-name="LongRange" calcext:value="&lt;3.6" calcext:base-cell-address="Vanilla.H8"/>
            <calcext:condition calcext:apply-style-name="VeryLongRange" calcext:value="&lt;4.6" calcext:base-cell-address="Vanilla.H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VeryLowRange" style:family="table-cell" style:parent-style-name="Default">
      <style:table-cell-properties fo:background-color="#ff7b59"/>
    </style:style>
    <style:style style:name="LowRange" style:family="table-cell" style:parent-style-name="Default">
      <style:table-cell-properties fo:background-color="#ffff6d"/>
    </style:style>
    <style:style style:name="LongRange" style:family="table-cell" style:parent-style-name="Default">
      <style:table-cell-properties fo:background-color="#e8f2a1"/>
    </style:style>
    <style:style style:name="VeryLongRange" style:family="table-cell" style:parent-style-name="Default">
      <style:table-cell-properties fo:background-color="#bbe33d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.00.0000</text:date>, <text:time style:data-style-name="N2" text:time-value="19:00:08.04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3:52:25.261000000</meta:creation-date>
    <dc:date>2024-01-21T19:31:29.817000000</dc:date>
    <meta:editing-duration>PT3H30M4S</meta:editing-duration>
    <meta:editing-cycles>70</meta:editing-cycles>
    <meta:generator>LibreOffice/7.2.4.1$Windows_X86_64 LibreOffice_project/27d75539669ac387bb498e35313b970b7fe9c4f9</meta:generator>
    <meta:document-statistic meta:table-count="2" meta:cell-count="793" meta:object-count="0"/>
  </office:meta>
</office:document-meta>
</file>